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name="DejaVu Sans" svg:font-family="'DejaVu Sans'"/>
    <style:font-face style:font-family-generic="swiss" style:name="DejaVu Sans1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Title">
      <style:text-properties style:font-name="Arial1"/>
    </style:style>
    <style:style style:family="paragraph" style:name="P2" style:parent-style-name="UrbanBody">
      <style:text-properties fo:font-size="11pt" style:font-name="Arial1" style:font-size-asian="11pt" style:font-size-complex="11pt"/>
    </style:style>
    <style:style style:family="paragraph" style:name="P3" style:parent-style-name="UrbanBody">
      <style:text-properties fo:background-color="transparent" fo:font-size="11pt" fo:font-style="italic" style:font-name="Arial1" style:font-size-asian="11pt" style:font-size-complex="11pt" style:font-style-asian="italic" style:font-style-complex="italic"/>
    </style:style>
    <style:style style:family="paragraph" style:name="P4" style:parent-style-name="UrbanBody">
      <style:text-properties fo:background-color="transparent" fo:font-style="normal" style:font-name="Arial1" style:font-style-asian="normal" style:font-style-complex="normal"/>
    </style:style>
    <style:style style:family="paragraph" style:name="P5" style:parent-style-name="UrbanBody">
      <style:text-properties fo:background-color="transparent" fo:font-size="12pt" fo:font-style="normal" officeooo:paragraph-rsid="000d4722" style:font-name="Arial1" style:font-size-asian="12pt" style:font-size-complex="12pt" style:font-style-asian="normal" style:font-style-complex="normal"/>
    </style:style>
    <style:style style:family="paragraph" style:name="P6" style:parent-style-name="UrbanBody">
      <style:text-properties fo:font-size="12pt" style:font-name="Arial1" style:font-size-asian="12pt" style:font-size-complex="12pt"/>
    </style:style>
    <style:style style:family="paragraph" style:name="P7" style:parent-style-name="UrbanBody">
      <style:text-properties fo:background-color="#00ffff" fo:font-size="12pt" style:font-name="Arial1" style:font-size-asian="12pt" style:font-size-complex="12pt"/>
    </style:style>
    <style:style style:family="paragraph" style:name="P8" style:parent-style-name="UrbanBody">
      <style:text-properties fo:background-color="transparent" fo:font-size="12pt" fo:font-style="italic" style:font-name="Arial1" style:font-size-asian="12pt" style:font-size-complex="12pt" style:font-style-asian="italic" style:font-style-complex="italic"/>
    </style:style>
    <style:style style:family="paragraph" style:name="P9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0" style:parent-style-name="UrbanBody">
      <style:text-properties fo:background-color="transparent" fo:font-size="12pt" style:font-name="Arial1" style:font-size-asian="12pt" style:font-size-complex="12pt" style:use-window-font-color="true"/>
    </style:style>
    <style:style style:family="paragraph" style:name="P11" style:parent-style-name="Standard">
      <style:text-properties fo:background-color="transparent" fo:color="#000000" fo:font-size="10pt" fo:font-style="normal" fo:font-weight="normal" fo:letter-spacing="normal" fo:text-shadow="none" style:font-name="DejaVu Sans" style:font-size-asian="10pt" style:font-size-complex="11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2" style:parent-style-name="Standard">
      <style:text-properties fo:color="#000000" fo:font-size="12pt" fo:font-style="normal" fo:font-weight="normal" fo:letter-spacing="normal" fo:text-shadow="none" style:font-name="Arial1" style:font-size-asian="12pt" style:font-size-complex="12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14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background-color="transparent" loext:char-shading-value="0"/>
    </style:style>
    <style:style style:family="text" style:name="T5">
      <style:text-properties fo:country="FR" fo:font-weight="bold" fo:language="fr" style:font-weight-asian="bold" style:font-weight-complex="bold"/>
    </style:style>
    <style:style style:family="text" style:name="T6">
      <style:text-properties fo:country="FR" fo:font-weight="normal" fo:language="fr" style:font-weight-asian="normal" style:font-weight-complex="normal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style:font-weight-asian="normal" style:font-weight-complex="normal" style:text-underline-style="none"/>
    </style:style>
    <style:style style:family="text" style:name="T9">
      <style:text-properties fo:background-color="#ffff00" fo:color="#800000" loext:char-shading-value="0" officeooo:rsid="00110403"/>
    </style:style>
    <style:style style:family="text" style:name="T10">
      <style:text-properties fo:background-color="#ffff00" fo:color="#800000" loext:char-shading-value="0" officeooo:rsid="0013c364"/>
    </style:style>
    <style:style style:family="text" style:name="T11">
      <style:text-properties officeooo:rsid="0013c364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Cadre2" draw:style-name="fr1" draw:z-index="0" svg:width="7.128cm" svg:x="0cm" svg:y="0cm" text:anchor-type="paragraph"><draw:text-box fo:min-height="5.457cm"><text:p text:style-name="P13"><office:annotation><dc:creator>Gauthier Bastien</dc:creator><dc:date>2011-01-13T14:56:41</dc:date><text:p text:style-name="P15">do text</text:p><text:p text:style-name="P15">from document(at=header, format='odt')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8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5">do text if self.hasMultipleApplicants()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do text if self.hasSingleApplicant()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licence_view.get_parcels()</text:text-input></text:p>
      <text:p text:style-name="P6"/>
      <text:p text:style-name="P6">qui se déroulait <text:bookmark-start text:name="DDE_LINK1"/>du<text:bookmark-end text:name="DDE_LINK1"/><text:span text:style-name="T5"> </text:span><text:span text:style-name="T5"><text:text-input text:description="Date début d'enquête">tool.formatDate(urbanEventObj.getInvestigationStart())</text:text-input></text:span><text:span text:style-name="T5"> </text:span><text:span text:style-name="T6">au</text:span><text:span text:style-name="T5"> </text:span><text:span text:style-name="T5"><text:text-input text:description="Date fin enquête">tool.formatDate(urbanEventObj.getInvestigationEnd())</text:text-input></text:span><text:span text:style-name="T6">.</text:span><text:span text:style-name="T7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 <text:text-input text:description="">urbanEventObj.getClaimants()[-1].getName2()</text:text-input></text:p>
      <text:p text:style-name="P10"><text:text-input text:description="">urbanEventObj.getClaimants()[-1].getStreet()</text:text-input> <text:text-input text:description="">urbanEventObj.getClaimants()[-1].getNumber()</text:text-input>, <text:text-input text:description="">urbanEventObj.getClaimants()[-1].getZipcode()</text:text-input> <text:text-input text:description="">urbanEventObj.getClaimants()[-1].getCity()</text:text-input> 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5">do text</text:p><text:p text:style-name="P15">from xhtml(urbanEventObj.getClaimants()[-1].getClaimingText())</text:p></office:annotation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729fc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729fc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8T11:52:46.127833140</dc:date>
    <dc:language>fr-FR</dc:language>
    <meta:editing-cycles>244</meta:editing-cycles>
    <meta:editing-duration>P3DT6H57M22S</meta:editing-duration>
    <dc:creator>bleybaert</dc:creator>
    <meta:document-statistic meta:table-count="0" meta:image-count="0" meta:object-count="0" meta:page-count="1" meta:paragraph-count="17" meta:word-count="125" meta:character-count="1122" meta:non-whitespace-character-count="1047"/>
    <meta:user-defined meta:name="Info 1"/>
    <meta:user-defined meta:name="Info 2"/>
    <meta:user-defined meta:name="Info 3"/>
    <meta:user-defined meta:name="Info 4"/>
  </office:meta>
</office:document-meta>
</file>